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ameSe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.setOnLoad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Set.setCols( String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.FrameSet( String rows , String cols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ameSe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.setOnUnload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Set.setCols( int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.FrameSet( String rows , String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.Fram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rameSe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.setRows( String 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.FrameSe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Set.FrameSe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Set.FrameSet( String rows , String cols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ameSet.setRows( int 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